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XAMEM TIPO CSS.</text:h>
      <text:p text:style-name="Text_20_body"/>
      <text:list xml:id="list7854812174348329350" text:style-name="L1">
        <text:list-item>
          <text:p text:style-name="P1"><text:span text:style-name="Strong_20_Emphasis">¿Qué significa CSS?</text:span></text:p>
          <text:list>
            <text:list-item>
              <text:p text:style-name="P1">a) Color Style Sheets</text:p>
            </text:list-item>
            <text:list-item>
              <text:p text:style-name="P1">b) Cascading Style Sheets </text:p>
            </text:list-item>
            <text:list-item>
              <text:p text:style-name="P1">c) Computer Style Sheets</text:p>
            </text:list-item>
            <text:list-item>
              <text:p text:style-name="P1">d) Creative Style Sheets</text:p>
            </text:list-item>
          </text:list>
        </text:list-item>
        <text:list-item>
          <text:p text:style-name="P1"><text:span text:style-name="Strong_20_Emphasis">¿Cuál es la sintaxis correcta para incluir un comentario en CSS?</text:span></text:p>
          <text:list>
            <text:list-item>
              <text:p text:style-name="P1">a) <text:span text:style-name="Source_20_Text">// Esto es un comentario</text:span></text:p>
            </text:list-item>
            <text:list-item>
              <text:p text:style-name="P1">b) <text:span text:style-name="Source_20_Text">&lt;!-- Esto es un comentario --&gt;</text:span></text:p>
            </text:list-item>
            <text:list-item>
              <text:p text:style-name="P1">c) <text:span text:style-name="Source_20_Text">/* Esto es un comentario */</text:span> </text:p>
            </text:list-item>
            <text:list-item>
              <text:p text:style-name="P1">d) <text:span text:style-name="Source_20_Text"># Esto es un comentario</text:span></text:p>
            </text:list-item>
          </text:list>
        </text:list-item>
        <text:list-item>
          <text:p text:style-name="P1"><text:span text:style-name="Strong_20_Emphasis">¿Cuál de los siguientes es el modo correcto de enlazar un archivo CSS externo en HTML?</text:span></text:p>
          <text:list>
            <text:list-item>
              <text:p text:style-name="P1">a) <text:span text:style-name="Source_20_Text">&lt;link rel="stylesheet" type="text/css" href="styles.css"&gt;</text:span> </text:p>
            </text:list-item>
            <text:list-item>
              <text:p text:style-name="P1">b) <text:span text:style-name="Source_20_Text">&lt;style src="styles.css"&gt;</text:span></text:p>
            </text:list-item>
            <text:list-item>
              <text:p text:style-name="P1">c) <text:span text:style-name="Source_20_Text">&lt;script src="styles.css"&gt;</text:span></text:p>
            </text:list-item>
            <text:list-item>
              <text:p text:style-name="P1">d) <text:span text:style-name="Source_20_Text">&lt;stylesheet&gt;styles.css&lt;/stylesheet&gt;</text:span></text:p>
            </text:list-item>
          </text:list>
        </text:list-item>
        <text:list-item>
          <text:p text:style-name="P1"><text:span text:style-name="Strong_20_Emphasis">¿Para qué se utiliza el atributo </text:span><text:span text:style-name="Source_20_Text">class</text:span><text:span text:style-name="Strong_20_Emphasis"> en CSS?</text:span></text:p>
          <text:list>
            <text:list-item>
              <text:p text:style-name="P1">a) Para aplicar estilos específicos a un solo elemento</text:p>
            </text:list-item>
            <text:list-item>
              <text:p text:style-name="P1">b) Para aplicar estilos a múltiples elementos </text:p>
            </text:list-item>
            <text:list-item>
              <text:p text:style-name="P1">c) Para crear una nueva etiqueta HTML</text:p>
            </text:list-item>
            <text:list-item>
              <text:p text:style-name="P1">d) Para enlazar a un archivo CSS externo</text:p>
            </text:list-item>
          </text:list>
        </text:list-item>
        <text:list-item>
          <text:p text:style-name="P1"><text:span text:style-name="Strong_20_Emphasis">¿Cuál es la propiedad CSS para cambiar el color de fondo de un elemento?</text:span></text:p>
          <text:list>
            <text:list-item>
              <text:p text:style-name="P1">a) <text:span text:style-name="Source_20_Text">color</text:span></text:p>
            </text:list-item>
            <text:list-item>
              <text:p text:style-name="P1">b) <text:span text:style-name="Source_20_Text">bgcolor</text:span></text:p>
            </text:list-item>
            <text:list-item>
              <text:p text:style-name="P1">c) <text:span text:style-name="Source_20_Text">background-color</text:span> </text:p>
            </text:list-item>
            <text:list-item>
              <text:p text:style-name="P1">d) <text:span text:style-name="Source_20_Text">background</text:span></text:p>
            </text:list-item>
          </text:list>
        </text:list-item>
        <text:list-item>
          <text:p text:style-name="P1"><text:span text:style-name="Strong_20_Emphasis">¿Cómo se agrega una imagen de fondo en CSS?</text:span></text:p>
          <text:list>
            <text:list-item>
              <text:p text:style-name="P1">a) <text:span text:style-name="Source_20_Text">background-image: "imagen.jpg";</text:span></text:p>
            </text:list-item>
            <text:list-item>
              <text:p text:style-name="P1">b) <text:span text:style-name="Source_20_Text">background: url('imagen.jpg');</text:span></text:p>
            </text:list-item>
            <text:list-item>
              <text:p text:style-name="P1">c) <text:span text:style-name="Source_20_Text">background-image: url('imagen.jpg');</text:span> </text:p>
            </text:list-item>
            <text:list-item>
              <text:p text:style-name="P1">d) <text:span text:style-name="Source_20_Text">image-background: url('imagen.jpg');</text:span></text:p>
            </text:list-item>
          </text:list>
        </text:list-item>
        <text:list-item>
          <text:p text:style-name="P1"><text:soft-page-break/><text:span text:style-name="Strong_20_Emphasis">¿Cómo se crea una imagen de fondo con degradado en CSS?</text:span></text:p>
          <text:list>
            <text:list-item>
              <text:p text:style-name="P1">a) <text:span text:style-name="Source_20_Text">background: gradient(color1, color2);</text:span></text:p>
            </text:list-item>
            <text:list-item>
              <text:p text:style-name="P1">b) <text:span text:style-name="Source_20_Text">background: linear-gradient(color1, color2);</text:span> </text:p>
            </text:list-item>
            <text:list-item>
              <text:p text:style-name="P1">c) <text:span text:style-name="Source_20_Text">background-gradient: linear(color1, color2);</text:span></text:p>
            </text:list-item>
            <text:list-item>
              <text:p text:style-name="P1">d) <text:span text:style-name="Source_20_Text">gradient-background: linear(color1, color2);</text:span></text:p>
            </text:list-item>
          </text:list>
        </text:list-item>
        <text:list-item>
          <text:p text:style-name="P1"><text:span text:style-name="Strong_20_Emphasis">¿Qué propiedad CSS se utiliza para ajustar la altura de una imagen?</text:span></text:p>
          <text:list>
            <text:list-item>
              <text:p text:style-name="P1">a) <text:span text:style-name="Source_20_Text">width</text:span></text:p>
            </text:list-item>
            <text:list-item>
              <text:p text:style-name="P1">b) <text:span text:style-name="Source_20_Text">size</text:span></text:p>
            </text:list-item>
            <text:list-item>
              <text:p text:style-name="P1">c) <text:span text:style-name="Source_20_Text">height</text:span> </text:p>
            </text:list-item>
            <text:list-item>
              <text:p text:style-name="P1">d) <text:span text:style-name="Source_20_Text">max-height</text:span></text:p>
            </text:list-item>
          </text:list>
        </text:list-item>
        <text:list-item>
          <text:p text:style-name="P1"><text:span text:style-name="Strong_20_Emphasis">¿Cómo se establece una posición absoluta en un elemento CSS?</text:span></text:p>
          <text:list>
            <text:list-item>
              <text:p text:style-name="P1">a) <text:span text:style-name="Source_20_Text">position: fixed;</text:span></text:p>
            </text:list-item>
            <text:list-item>
              <text:p text:style-name="P1">b) <text:span text:style-name="Source_20_Text">position: absolute;</text:span> </text:p>
            </text:list-item>
            <text:list-item>
              <text:p text:style-name="P1">c) <text:span text:style-name="Source_20_Text">position: relative;</text:span></text:p>
            </text:list-item>
            <text:list-item>
              <text:p text:style-name="P1">d) <text:span text:style-name="Source_20_Text">position: static;</text:span></text:p>
            </text:list-item>
          </text:list>
        </text:list-item>
        <text:list-item>
          <text:p text:style-name="P1"><text:span text:style-name="Strong_20_Emphasis">¿Cuál es la diferencia entre </text:span><text:span text:style-name="Source_20_Text">position: absolute;</text:span><text:span text:style-name="Strong_20_Emphasis"> y </text:span><text:span text:style-name="Source_20_Text">position: relative;</text:span><text:span text:style-name="Strong_20_Emphasis">?</text:span></text:p>
          <text:list>
            <text:list-item>
              <text:p text:style-name="P1">a) <text:span text:style-name="Source_20_Text">absolute</text:span> posiciona el elemento relativo a su contenedor más cercano con posición establecida, mientras que <text:span text:style-name="Source_20_Text">relative</text:span> lo posiciona relativo a su posición normal. </text:p>
            </text:list-item>
            <text:list-item>
              <text:p text:style-name="P1">b) <text:span text:style-name="Source_20_Text">relative</text:span> posiciona el elemento en una ubicación fija en la ventana del navegador, mientras que <text:span text:style-name="Source_20_Text">absolute</text:span> lo posiciona relativo a su posición normal.</text:p>
            </text:list-item>
            <text:list-item>
              <text:p text:style-name="P1">c) No hay diferencia.</text:p>
            </text:list-item>
            <text:list-item>
              <text:p text:style-name="P1">d) <text:span text:style-name="Source_20_Text">absolute</text:span> se usa solo para imágenes, mientras que <text:span text:style-name="Source_20_Text">relative</text:span> se usa solo para texto.</text:p>
            </text:list-item>
          </text:list>
        </text:list-item>
        <text:list-item>
          <text:p text:style-name="P1"><text:span text:style-name="Strong_20_Emphasis">¿Cómo se hace que una imagen flote a la izquierda del texto en CSS?</text:span></text:p>
          <text:list>
            <text:list-item>
              <text:p text:style-name="P1">a) <text:span text:style-name="Source_20_Text">float: left;</text:span> </text:p>
            </text:list-item>
            <text:list-item>
              <text:p text:style-name="P1">b) <text:span text:style-name="Source_20_Text">align: left;</text:span></text:p>
            </text:list-item>
            <text:list-item>
              <text:p text:style-name="P1">c) <text:span text:style-name="Source_20_Text">text-align: left;</text:span></text:p>
            </text:list-item>
            <text:list-item>
              <text:p text:style-name="P1">d) <text:span text:style-name="Source_20_Text">display: inline-left;</text:span></text:p>
            </text:list-item>
          </text:list>
        </text:list-item>
        <text:list-item>
          <text:p text:style-name="P1"><text:span text:style-name="Strong_20_Emphasis">¿Cuál es la propiedad CSS para establecer el color del texto?</text:span></text:p>
          <text:list>
            <text:list-item>
              <text:p text:style-name="P1">a) <text:span text:style-name="Source_20_Text">font-color</text:span></text:p>
            </text:list-item>
            <text:list-item>
              <text:p text:style-name="P1">b) <text:span text:style-name="Source_20_Text">text-color</text:span></text:p>
            </text:list-item>
            <text:list-item>
              <text:p text:style-name="P1">c) <text:span text:style-name="Source_20_Text">color</text:span> </text:p>
            </text:list-item>
            <text:list-item>
              <text:p text:style-name="P1">d) <text:span text:style-name="Source_20_Text">background-color</text:span></text:p>
            </text:list-item>
          </text:list>
        </text:list-item>
        <text:list-item>
          <text:p text:style-name="P1"><text:span text:style-name="Strong_20_Emphasis">¿Cómo se centra el texto en CSS?</text:span></text:p>
          <text:list>
            <text:list-item>
              <text:p text:style-name="P1"><text:soft-page-break/>a) <text:span text:style-name="Source_20_Text">text-align: center;</text:span> </text:p>
            </text:list-item>
            <text:list-item>
              <text:p text:style-name="P1">b) <text:span text:style-name="Source_20_Text">align: center;</text:span></text:p>
            </text:list-item>
            <text:list-item>
              <text:p text:style-name="P1">c) <text:span text:style-name="Source_20_Text">text-align: middle;</text:span></text:p>
            </text:list-item>
            <text:list-item>
              <text:p text:style-name="P1">d) <text:span text:style-name="Source_20_Text">text-align: justify;</text:span></text:p>
            </text:list-item>
          </text:list>
        </text:list-item>
        <text:list-item>
          <text:p text:style-name="P1"><text:span text:style-name="Strong_20_Emphasis">¿Cuál es la propiedad CSS para cambiar la fuente del texto?</text:span></text:p>
          <text:list>
            <text:list-item>
              <text:p text:style-name="P1">a) <text:span text:style-name="Source_20_Text">font-family</text:span> </text:p>
            </text:list-item>
            <text:list-item>
              <text:p text:style-name="P1">b) <text:span text:style-name="Source_20_Text">font-type</text:span></text:p>
            </text:list-item>
            <text:list-item>
              <text:p text:style-name="P1">c) <text:span text:style-name="Source_20_Text">text-font</text:span></text:p>
            </text:list-item>
            <text:list-item>
              <text:p text:style-name="P1">d) <text:span text:style-name="Source_20_Text">font</text:span></text:p>
            </text:list-item>
          </text:list>
        </text:list-item>
        <text:list-item>
          <text:p text:style-name="P1"><text:span text:style-name="Strong_20_Emphasis">¿Cómo se ajusta el tamaño del texto en CSS?</text:span></text:p>
          <text:list>
            <text:list-item>
              <text:p text:style-name="P1">a) <text:span text:style-name="Source_20_Text">font-size</text:span> </text:p>
            </text:list-item>
            <text:list-item>
              <text:p text:style-name="P1">b) <text:span text:style-name="Source_20_Text">text-size</text:span></text:p>
            </text:list-item>
            <text:list-item>
              <text:p text:style-name="P1">c) <text:span text:style-name="Source_20_Text">size</text:span></text:p>
            </text:list-item>
            <text:list-item>
              <text:p text:style-name="P1">d) <text:span text:style-name="Source_20_Text">font-height</text:span></text:p>
            </text:list-item>
          </text:list>
        </text:list-item>
        <text:list-item>
          <text:p text:style-name="P1"><text:span text:style-name="Strong_20_Emphasis">¿Cuál es la propiedad CSS para ajustar el espacio entre palabras en un texto?</text:span></text:p>
          <text:list>
            <text:list-item>
              <text:p text:style-name="P1">a) <text:span text:style-name="Source_20_Text">letter-spacing</text:span></text:p>
            </text:list-item>
            <text:list-item>
              <text:p text:style-name="P1">b) <text:span text:style-name="Source_20_Text">word-spacing</text:span> </text:p>
            </text:list-item>
            <text:list-item>
              <text:p text:style-name="P1">c) <text:span text:style-name="Source_20_Text">line-spacing</text:span></text:p>
            </text:list-item>
            <text:list-item>
              <text:p text:style-name="P1">d) <text:span text:style-name="Source_20_Text">text-spacing</text:span></text:p>
            </text:list-item>
          </text:list>
        </text:list-item>
        <text:list-item>
          <text:p text:style-name="P1"><text:span text:style-name="Strong_20_Emphasis">¿Cómo se establece un margen superior en un elemento?</text:span></text:p>
          <text:list>
            <text:list-item>
              <text:p text:style-name="P1">a) <text:span text:style-name="Source_20_Text">margin-top</text:span> </text:p>
            </text:list-item>
            <text:list-item>
              <text:p text:style-name="P1">b) <text:span text:style-name="Source_20_Text">padding-top</text:span></text:p>
            </text:list-item>
            <text:list-item>
              <text:p text:style-name="P1">c) <text:span text:style-name="Source_20_Text">border-top</text:span></text:p>
            </text:list-item>
            <text:list-item>
              <text:p text:style-name="P1">d) <text:span text:style-name="Source_20_Text">top-margin</text:span></text:p>
            </text:list-item>
          </text:list>
        </text:list-item>
        <text:list-item>
          <text:p text:style-name="P1"><text:span text:style-name="Strong_20_Emphasis">¿Cómo se crea una lista con viñetas en color en CSS?</text:span></text:p>
          <text:list>
            <text:list-item>
              <text:p text:style-name="P1">a) <text:span text:style-name="Source_20_Text">list-style-color</text:span></text:p>
            </text:list-item>
            <text:list-item>
              <text:p text:style-name="P1">b) <text:span text:style-name="Source_20_Text">bullet-color</text:span></text:p>
            </text:list-item>
            <text:list-item>
              <text:p text:style-name="P1">c) <text:span text:style-name="Source_20_Text">color</text:span></text:p>
            </text:list-item>
            <text:list-item>
              <text:p text:style-name="P1">d) <text:span text:style-name="Source_20_Text">list-style: disc; color</text:span> (✅)</text:p>
            </text:list-item>
          </text:list>
        </text:list-item>
        <text:list-item>
          <text:p text:style-name="P1"><text:span text:style-name="Strong_20_Emphasis">¿Cuál es la propiedad CSS para quitar la línea subrayada de un enlace?</text:span></text:p>
          <text:list>
            <text:list-item>
              <text:p text:style-name="P1">a) <text:span text:style-name="Source_20_Text">text-decoration: none;</text:span> </text:p>
            </text:list-item>
            <text:list-item>
              <text:p text:style-name="P1">b) <text:span text:style-name="Source_20_Text">text-style: none;</text:span></text:p>
            </text:list-item>
            <text:list-item>
              <text:p text:style-name="P1">c) <text:span text:style-name="Source_20_Text">link-decoration: none;</text:span></text:p>
            </text:list-item>
            <text:list-item>
              <text:p text:style-name="P1">d) <text:span text:style-name="Source_20_Text">text-line: none;</text:span></text:p>
            </text:list-item>
          </text:list>
        </text:list-item>
        <text:list-item>
          <text:p text:style-name="P1"><text:soft-page-break/><text:span text:style-name="Strong_20_Emphasis">¿Cómo se especifica un color de fondo para un enlace en CSS?</text:span></text:p>
          <text:list>
            <text:list-item>
              <text:p text:style-name="P1">a) <text:span text:style-name="Source_20_Text">link-background: color;</text:span></text:p>
            </text:list-item>
            <text:list-item>
              <text:p text:style-name="P1">b) <text:span text:style-name="Source_20_Text">background-color: color;</text:span> </text:p>
            </text:list-item>
            <text:list-item>
              <text:p text:style-name="P1">c) <text:span text:style-name="Source_20_Text">link-color: background;</text:span></text:p>
            </text:list-item>
            <text:list-item>
              <text:p text:style-name="P1">d) <text:span text:style-name="Source_20_Text">color: background;</text:span></text:p>
            </text:list-item>
          </text:list>
        </text:list-item>
      </text:list>
      <text:p text:style-name="Standard"/>
      <text:h text:style-name="Heading_20_3" text:outline-level="3">Examen Tipo Test de CSS (Continuación)</text:h>
      <text:list xml:id="list2220899268451296823" text:style-name="L2">
        <text:list-item>
          <text:p text:style-name="P2"><text:span text:style-name="Strong_20_Emphasis">¿Cómo se establecen viñetas de color en una lista en CSS?</text:span></text:p>
          <text:list>
            <text:list-item>
              <text:p text:style-name="P2">a) <text:span text:style-name="Source_20_Text">list-style-color: red;</text:span></text:p>
            </text:list-item>
            <text:list-item>
              <text:p text:style-name="P2">b) <text:span text:style-name="Source_20_Text">color: red;</text:span></text:p>
            </text:list-item>
            <text:list-item>
              <text:p text:style-name="P2">c) <text:span text:style-name="Source_20_Text">list-style: disc; color: red;</text:span> </text:p>
            </text:list-item>
            <text:list-item>
              <text:p text:style-name="P2">d) <text:span text:style-name="Source_20_Text">bullet-color: red;</text:span></text:p>
            </text:list-item>
          </text:list>
        </text:list-item>
        <text:list-item>
          <text:p text:style-name="P2"><text:span text:style-name="Strong_20_Emphasis">¿Cuál es la propiedad CSS para establecer el margen superior de un texto?</text:span></text:p>
          <text:list>
            <text:list-item>
              <text:p text:style-name="P2">a) <text:span text:style-name="Source_20_Text">margin-top</text:span> </text:p>
            </text:list-item>
            <text:list-item>
              <text:p text:style-name="P2">b) <text:span text:style-name="Source_20_Text">padding-top</text:span></text:p>
            </text:list-item>
            <text:list-item>
              <text:p text:style-name="P2">c) <text:span text:style-name="Source_20_Text">border-top</text:span></text:p>
            </text:list-item>
            <text:list-item>
              <text:p text:style-name="P2">d) <text:span text:style-name="Source_20_Text">top-margin</text:span></text:p>
            </text:list-item>
          </text:list>
        </text:list-item>
        <text:list-item>
          <text:p text:style-name="P2"><text:span text:style-name="Strong_20_Emphasis">¿Cómo se ajusta el margen del texto a la derecha e izquierda en CSS?</text:span></text:p>
          <text:list>
            <text:list-item>
              <text:p text:style-name="P2">a) <text:span text:style-name="Source_20_Text">margin-left</text:span>, <text:span text:style-name="Source_20_Text">margin-right</text:span></text:p>
            </text:list-item>
            <text:list-item>
              <text:p text:style-name="P2">b) <text:span text:style-name="Source_20_Text">text-align: left</text:span>, <text:span text:style-name="Source_20_Text">text-align: right</text:span></text:p>
            </text:list-item>
            <text:list-item>
              <text:p text:style-name="P2">c) <text:span text:style-name="Source_20_Text">margin: 0 10px;</text:span> (✅)</text:p>
            </text:list-item>
            <text:list-item>
              <text:p text:style-name="P2">d) <text:span text:style-name="Source_20_Text">padding: 0 10px;</text:span></text:p>
            </text:list-item>
          </text:list>
        </text:list-item>
        <text:list-item>
          <text:p text:style-name="P2"><text:span text:style-name="Strong_20_Emphasis">¿Cómo se puede hacer que la primera letra de un párrafo flote a la izquierda o derecha en CSS?</text:span></text:p>
          <text:list>
            <text:list-item>
              <text:p text:style-name="P2">a) <text:span text:style-name="Source_20_Text">first-letter: left;</text:span></text:p>
            </text:list-item>
            <text:list-item>
              <text:p text:style-name="P2">b) <text:span text:style-name="Source_20_Text">float: first-letter;</text:span></text:p>
            </text:list-item>
            <text:list-item>
              <text:p text:style-name="P2">c) <text:span text:style-name="Source_20_Text">::first-letter { float: left; }</text:span> </text:p>
            </text:list-item>
            <text:list-item>
              <text:p text:style-name="P2">d) <text:span text:style-name="Source_20_Text">letter-first { align: left; }</text:span></text:p>
            </text:list-item>
          </text:list>
        </text:list-item>
        <text:list-item>
          <text:p text:style-name="P2"><text:span text:style-name="Strong_20_Emphasis">¿Cómo se puede insertar texto dentro de una imagen en CSS?</text:span></text:p>
          <text:list>
            <text:list-item>
              <text:p text:style-name="P2">a) <text:span text:style-name="Source_20_Text">image-text: "Texto";</text:span></text:p>
            </text:list-item>
            <text:list-item>
              <text:p text:style-name="P2">b) <text:span text:style-name="Source_20_Text">::after { content: "Texto"; }</text:span></text:p>
            </text:list-item>
            <text:list-item>
              <text:p text:style-name="P2">c) <text:span text:style-name="Source_20_Text">background-text: "Texto";</text:span></text:p>
            </text:list-item>
            <text:list-item>
              <text:p text:style-name="P2">d) <text:span text:style-name="Source_20_Text">position: relative; ::after { content: "Texto"; }</text:span> </text:p>
            </text:list-item>
          </text:list>
        </text:list-item>
        <text:list-item>
          <text:p text:style-name="P2"><text:span text:style-name="Strong_20_Emphasis">¿Cómo se quita la línea por defecto en un enlace o hipervínculo en CSS?</text:span></text:p>
          <text:list>
            <text:list-item>
              <text:p text:style-name="P2"><text:soft-page-break/>a) <text:span text:style-name="Source_20_Text">text-line: none;</text:span></text:p>
            </text:list-item>
            <text:list-item>
              <text:p text:style-name="P2">b) <text:span text:style-name="Source_20_Text">text-style: none;</text:span></text:p>
            </text:list-item>
            <text:list-item>
              <text:p text:style-name="P2">c) <text:span text:style-name="Source_20_Text">link-decoration: none;</text:span></text:p>
            </text:list-item>
            <text:list-item>
              <text:p text:style-name="P2">d) <text:span text:style-name="Source_20_Text">text-decoration: none;</text:span> </text:p>
            </text:list-item>
          </text:list>
        </text:list-item>
        <text:list-item>
          <text:p text:style-name="P2"><text:span text:style-name="Strong_20_Emphasis">¿Cómo se añade color a los hipervínculos de los enlaces en CSS?</text:span></text:p>
          <text:list>
            <text:list-item>
              <text:p text:style-name="P2">a) <text:span text:style-name="Source_20_Text">link-color: blue;</text:span></text:p>
            </text:list-item>
            <text:list-item>
              <text:p text:style-name="P2">b) <text:span text:style-name="Source_20_Text">color: blue;</text:span> </text:p>
            </text:list-item>
            <text:list-item>
              <text:p text:style-name="P2">c) <text:span text:style-name="Source_20_Text">background-color: blue;</text:span></text:p>
            </text:list-item>
            <text:list-item>
              <text:p text:style-name="P2">d) <text:span text:style-name="Source_20_Text">link-background: blue;</text:span></text:p>
            </text:list-item>
          </text:list>
        </text:list-item>
        <text:list-item>
          <text:p text:style-name="P2"><text:span text:style-name="Strong_20_Emphasis">¿Cómo se especifica un color de fondo para los enlaces en CSS?</text:span></text:p>
          <text:list>
            <text:list-item>
              <text:p text:style-name="P2">a) <text:span text:style-name="Source_20_Text">link-background: color;</text:span></text:p>
            </text:list-item>
            <text:list-item>
              <text:p text:style-name="P2">b) <text:span text:style-name="Source_20_Text">background-color: color;</text:span> </text:p>
            </text:list-item>
            <text:list-item>
              <text:p text:style-name="P2">c) <text:span text:style-name="Source_20_Text">link-color: background;</text:span></text:p>
            </text:list-item>
            <text:list-item>
              <text:p text:style-name="P2">d) <text:span text:style-name="Source_20_Text">color: background;</text:span></text:p>
            </text:list-item>
          </text:list>
        </text:list-item>
        <text:list-item>
          <text:p text:style-name="P2"><text:span text:style-name="Strong_20_Emphasis">¿Cuál es la propiedad CSS para definir el borde de una tabla?</text:span></text:p>
          <text:list>
            <text:list-item>
              <text:p text:style-name="P2">a) <text:span text:style-name="Source_20_Text">table-border</text:span></text:p>
            </text:list-item>
            <text:list-item>
              <text:p text:style-name="P2">b) <text:span text:style-name="Source_20_Text">border</text:span> </text:p>
            </text:list-item>
            <text:list-item>
              <text:p text:style-name="P2">c) <text:span text:style-name="Source_20_Text">outline</text:span></text:p>
            </text:list-item>
            <text:list-item>
              <text:p text:style-name="P2">d) <text:span text:style-name="Source_20_Text">border-width</text:span></text:p>
            </text:list-item>
          </text:list>
        </text:list-item>
        <text:list-item>
          <text:p text:style-name="P2"><text:span text:style-name="Strong_20_Emphasis">¿Cómo se ajusta el ancho y alto de una tabla en CSS?</text:span></text:p>
          <text:list>
            <text:list-item>
              <text:p text:style-name="P2">a) <text:span text:style-name="Source_20_Text">table-size</text:span></text:p>
            </text:list-item>
            <text:list-item>
              <text:p text:style-name="P2">b) <text:span text:style-name="Source_20_Text">width</text:span>, <text:span text:style-name="Source_20_Text">height</text:span> </text:p>
            </text:list-item>
            <text:list-item>
              <text:p text:style-name="P2">c) <text:span text:style-name="Source_20_Text">size</text:span></text:p>
            </text:list-item>
            <text:list-item>
              <text:p text:style-name="P2">d) <text:span text:style-name="Source_20_Text">table-dimensions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6T06:25:37.34</meta:creation-date>
    <meta:editing-duration>PT9H25M58S</meta:editing-duration>
    <meta:editing-cycles>3</meta:editing-cycles>
    <meta:generator>OpenOffice/4.1.14$Win32 OpenOffice.org_project/4114m1$Build-9811</meta:generator>
    <meta:initial-creator>luis leon</meta:initial-creator>
    <dc:date>2024-11-27T17:39:26.33</dc:date>
    <dc:creator>luis leon</dc:creator>
    <meta:document-statistic meta:table-count="0" meta:image-count="0" meta:object-count="0" meta:page-count="5" meta:paragraph-count="152" meta:word-count="948" meta:character-count="5105"/>
  </office:meta>
</office:document-meta>
</file>